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b8b71" officeooo:paragraph-rsid="000b8b71" style:font-weight-asian="bold" style:font-weight-complex="bold"/>
    </style:style>
    <style:style style:name="P3" style:family="paragraph" style:parent-style-name="Standard">
      <style:text-properties fo:font-weight="bold" officeooo:paragraph-rsid="000c542e" style:font-weight-asian="bold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weight="normal" officeooo:rsid="000c542e" officeooo:paragraph-rsid="000c542e" style:font-weight-asian="normal" style:font-weight-complex="normal"/>
    </style:style>
    <style:style style:name="P7" style:family="paragraph" style:parent-style-name="Standard">
      <style:text-properties fo:font-weight="normal" officeooo:paragraph-rsid="000c542e" style:font-weight-asian="normal" style:font-weight-complex="normal"/>
    </style:style>
    <style:style style:name="P8" style:family="paragraph" style:parent-style-name="Standard">
      <style:text-properties fo:font-weight="bold" officeooo:paragraph-rsid="000c542e" style:font-weight-asian="bold" style:font-weight-complex="bold"/>
    </style:style>
    <style:style style:name="P9" style:family="paragraph" style:parent-style-name="Standard">
      <style:text-properties fo:font-weight="bold" officeooo:rsid="000b8b71" officeooo:paragraph-rsid="000b8b71" style:font-weight-asian="bold" style:font-weight-complex="bold"/>
    </style:style>
    <style:style style:name="P10" style:family="paragraph" style:parent-style-name="Standard">
      <style:text-properties fo:font-weight="bold" officeooo:rsid="000da6b2" officeooo:paragraph-rsid="000da6b2" fo:background-color="#ffff00" style:font-weight-asian="bold" style:font-weight-complex="bold"/>
    </style:style>
    <style:style style:name="P11" style:family="paragraph" style:parent-style-name="Standard">
      <style:text-properties fo:font-weight="bold" officeooo:rsid="000e3c25" officeooo:paragraph-rsid="000e3c25" fo:background-color="#ffff00" style:font-weight-asian="bold" style:font-weight-complex="bold"/>
    </style:style>
    <style:style style:name="P12" style:family="paragraph" style:parent-style-name="Standard">
      <style:text-properties fo:font-weight="bold" officeooo:rsid="000f7d7b" officeooo:paragraph-rsid="000f7d7b" fo:background-color="#ffff00" style:font-weight-asian="bold" style:font-weight-complex="bold"/>
    </style:style>
    <style:style style:name="P13" style:family="paragraph" style:parent-style-name="Standard">
      <style:text-properties fo:font-weight="bold" officeooo:rsid="00107588" officeooo:paragraph-rsid="00107588" fo:background-color="#ffff00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0da6b2" officeooo:paragraph-rsid="000da6b2" style:font-weight-asian="normal" style:font-weight-complex="normal"/>
    </style:style>
    <style:style style:name="P16" style:family="paragraph" style:parent-style-name="Standard">
      <style:text-properties fo:font-weight="normal" officeooo:rsid="0009a806" officeooo:paragraph-rsid="000da6b2" style:font-weight-asian="normal" style:font-weight-complex="normal"/>
    </style:style>
    <style:style style:name="P17" style:family="paragraph" style:parent-style-name="Standard">
      <style:text-properties fo:font-weight="normal" officeooo:rsid="000c542e" officeooo:paragraph-rsid="000c542e" style:font-weight-asian="normal" style:font-weight-complex="normal"/>
    </style:style>
    <style:style style:name="P18" style:family="paragraph" style:parent-style-name="Standard">
      <style:text-properties fo:font-weight="normal" officeooo:rsid="000c542e" officeooo:paragraph-rsid="000e3c25" style:font-weight-asian="normal" style:font-weight-complex="normal"/>
    </style:style>
    <style:style style:name="P19" style:family="paragraph" style:parent-style-name="Standard">
      <style:text-properties fo:font-weight="normal" officeooo:paragraph-rsid="000c542e" style:font-weight-asian="normal" style:font-weight-complex="normal"/>
    </style:style>
    <style:style style:name="P20" style:family="paragraph" style:parent-style-name="Standard">
      <style:text-properties fo:font-weight="normal" officeooo:rsid="000e3c25" officeooo:paragraph-rsid="000e3c25" style:font-weight-asian="normal" style:font-weight-complex="normal"/>
    </style:style>
    <style:style style:name="P21" style:family="paragraph" style:parent-style-name="Standard">
      <style:text-properties fo:font-weight="normal" officeooo:rsid="000b8b71" officeooo:paragraph-rsid="000b8b71" style:font-weight-asian="normal" style:font-weight-complex="normal"/>
    </style:style>
    <style:style style:name="P22" style:family="paragraph" style:parent-style-name="Standard">
      <style:text-properties fo:font-weight="normal" officeooo:rsid="000f7d7b" officeooo:paragraph-rsid="000f7d7b" style:font-weight-asian="normal" style:font-weight-complex="normal"/>
    </style:style>
    <style:style style:name="P23" style:family="paragraph" style:parent-style-name="Standard">
      <style:text-properties fo:font-weight="normal" officeooo:paragraph-rsid="000f7d7b" style:font-weight-asian="normal" style:font-weight-complex="normal"/>
    </style:style>
    <style:style style:name="P24" style:family="paragraph" style:parent-style-name="Standard">
      <style:text-properties fo:font-weight="normal" officeooo:rsid="00107588" officeooo:paragraph-rsid="00107588" style:font-weight-asian="normal" style:font-weight-complex="normal"/>
    </style:style>
    <style:style style:name="P25" style:family="paragraph" style:parent-style-name="Standard">
      <style:text-properties fo:font-weight="normal" officeooo:paragraph-rsid="000e3c25" style:font-weight-asian="normal" style:font-weight-complex="normal"/>
    </style:style>
    <style:style style:name="T1" style:family="text">
      <style:text-properties officeooo:rsid="0009c9b5"/>
    </style:style>
    <style:style style:name="T2" style:family="text">
      <style:text-properties officeooo:rsid="000c542e"/>
    </style:style>
    <style:style style:name="T3" style:family="text">
      <style:text-properties officeooo:rsid="000da6b2"/>
    </style:style>
    <style:style style:name="T4" style:family="text">
      <style:text-properties officeooo:rsid="000e3c25"/>
    </style:style>
    <style:style style:name="T5" style:family="text">
      <style:text-properties officeooo:rsid="000f7d7b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IS 140U – Intro to Unix/Linux</text:p>
      <text:p text:style-name="P4">Lab <text:span text:style-name="T1">4</text:span> – <text:span text:style-name="T1">People and Permissions</text:span></text:p>
      <text:p text:style-name="P5"/>
      <text:p text:style-name="P3">Part 1 – <text:span text:style-name="T2">Skel Directory (1 point)</text:span></text:p>
      <text:p text:style-name="P15">The /etc/skel/ directory contains all of the files and directories that user start with in their home directories upon account creation.</text:p>
      <text:p text:style-name="P15"/>
      <text:p text:style-name="P15">Use the mkdir command to add a directory <text:span text:style-name="T2">public_html </text:span>to the /etc/skel/ directory.</text:p>
      <text:p text:style-name="P15"/>
      <text:p text:style-name="P15">After completing this you should be able to see the public_html directory in the /etc/skel/ directory using the following command.</text:p>
      <text:p text:style-name="P16"/>
      <text:p text:style-name="Command">ls -al /etc/skel/</text:p>
      <text:p text:style-name="P15"/>
      <text:p text:style-name="P15">After displaying the contents of the /etc/skel/ directory and verifying that the public_html directory is listed, take a screen print and paste it below.</text:p>
      <text:p text:style-name="P15"/>
      <text:p text:style-name="P10">&lt;Replace with screen print showing directory listing of /etc/skel/ (1 point)&gt;</text:p>
      <text:p text:style-name="P7"/>
      <text:p text:style-name="P3"><text:span text:style-name="T2">Part 2 – Create Users, Groups, and Passwords (3 points)</text:span></text:p>
      <text:p text:style-name="P6">Using instructions in your textbook, <text:span text:style-name="T3">on the useradd command, </text:span>create accounts for the following users.</text:p>
      <text:p text:style-name="P6"/>
      <text:p text:style-name="P6">Alice – <text:span text:style-name="T3">Account name should be alice and should include the name as a comment.</text:span></text:p>
      <text:p text:style-name="P18">Bob – <text:span text:style-name="T3">Account name should be bob and should include the name as a comment.</text:span></text:p>
      <text:p text:style-name="P18">Charles – <text:span text:style-name="T3">Account name should be charles and should include the name as a comment.</text:span></text:p>
      <text:p text:style-name="P18">Dave – <text:span text:style-name="T3">Account name should be dave and should include the name as a comment.</text:span></text:p>
      <text:p text:style-name="P18">Eve – <text:span text:style-name="T3">Account name should be eve and should include the name as a comment.</text:span></text:p>
      <text:p text:style-name="P14"/>
      <text:p text:style-name="P15">Once all five accounts have been created you will need to set passwords for all of these users. <text:s/>You can use the passwd command to set passwords for each of them. <text:s/>Instructions on using the passwd command are contained in the textbook.</text:p>
      <text:p text:style-name="P15"/>
      <text:p text:style-name="P20">After this is done, use the following command to display the last few lines of the /etc/shadow file.</text:p>
      <text:p text:style-name="P20"/>
      <text:p text:style-name="Command">tail /etc/shadow</text:p>
      <text:p text:style-name="P20"/>
      <text:p text:style-name="P20">Verify that the passwords appear to have been set, then take a screen print to prove this was accomplished. <text:s/>Paste the screen print below.</text:p>
      <text:p text:style-name="P20"/>
      <text:p text:style-name="P11">&lt;Replace with screen print showing the end of the /etc/shadow file (<text:span text:style-name="T5">3</text:span> points)&gt;</text:p>
      <text:p text:style-name="P7"/>
      <text:p text:style-name="P2">Part <text:span text:style-name="T4">3</text:span> – Sudoers and wheel <text:span text:style-name="T5">(3 points)</text:span></text:p>
      <text:p text:style-name="P20">Use the usermod command to add the wheel group as a <text:span text:style-name="T5">supplemental group for Alice and Bob. <text:s/>After they have been added to the wheel group it is time to make the wheel group work with the sudo command.</text:span></text:p>
      <text:p text:style-name="P14"/>
      <text:p text:style-name="P22">Using an editor with root rights edit the <text:span text:style-name="T6">/etc/sudoers</text:span> file and make sure the following lines appear:</text:p>
      <text:p text:style-name="P22"/>
      <text:p text:style-name="Command"><text:soft-page-break/>## Allows people in group wheel to run all commands</text:p>
      <text:p text:style-name="Command">%wheel<text:tab/> ALL=(ALL)<text:tab/>ALL</text:p>
      <text:p text:style-name="P22"/>
      <text:p text:style-name="P22">The first line is a comment and the second line should not have a commenting hash mark in front of it. <text:s/>If it does not have the hash mark and looks like I have above then you should be ready to use the sudo command. <text:s/>Make sure the file is saved.</text:p>
      <text:p text:style-name="P23"/>
      <text:p text:style-name="P22">Now log in as either Alice or Bob and run the following command:</text:p>
      <text:p text:style-name="P22"/>
      <text:p text:style-name="Command">sudo ls -l /root/</text:p>
      <text:p text:style-name="P22"/>
      <text:p text:style-name="P22">You should be prompted for either Alice or Bob's password. <text:s/>After you type the password then you should see a directory listing for the /root/ directory. <text:s/>Take a screen print showing your dialog and paste it below.</text:p>
      <text:p text:style-name="P22"/>
      <text:p text:style-name="P12">&lt;Replace with screen print showing the sudo command works (3 points)&gt;</text:p>
      <text:p text:style-name="P23"/>
      <text:p text:style-name="P2">Part <text:span text:style-name="T4">4</text:span> – <text:span text:style-name="T4">Ownership and </text:span>Permissions <text:span text:style-name="T5">(3 points)</text:span></text:p>
      <text:p text:style-name="P22">Log into your machine as the root user and create some empty files in the /data/ directory. <text:s/>The following commands will get you what you want.</text:p>
      <text:p text:style-name="P22"/>
      <text:p text:style-name="Command">cd /data/</text:p>
      <text:p text:style-name="Command">touch alice.txt bob.txt charles.txt dave.txt eve.txt</text:p>
      <text:p text:style-name="P21"/>
      <text:p text:style-name="P22">After creating the files, use the chown command to change the ownership of each file to that of the user that matches the first part of the file name. <text:s/>After that we want to make sure other users cannot read the contents of the files not assigned to them. <text:s/>To do that we want to assign the files a permission value that looks like “-rw-------” when a directory listing is done.</text:p>
      <text:p text:style-name="P22"/>
      <text:p text:style-name="P24">If you do everything correctly and already have files there from lab3, this is what your ls -l /data/ command should show:</text:p>
      <text:p text:style-name="P24"/>
      <text:p text:style-name="Command">bash# ls -l /data/</text:p>
      <text:p text:style-name="Command">total 8</text:p>
      <text:p text:style-name="Command">-rw-------. 1 alice <text:s text:c="2"/>alice <text:s text:c="3"/>0 Oct 18 00:27 alice.txt</text:p>
      <text:p text:style-name="Command">-rw-------. 1 bob <text:s text:c="4"/>bob <text:s text:c="5"/>0 Oct 18 00:27 bob.txt</text:p>
      <text:p text:style-name="Command">-rw-------. 1 charles charles <text:s/>0 Oct 18 00:27 charles.txt</text:p>
      <text:p text:style-name="Command">-rw-------. 1 dave <text:s text:c="3"/>dave <text:s text:c="4"/>0 Oct 18 00:27 dave.txt</text:p>
      <text:p text:style-name="Command">-rw-------. 1 eve <text:s text:c="4"/>eve <text:s text:c="5"/>0 Oct 18 00:27 eve.txt</text:p>
      <text:p text:style-name="Command">drwx------. 2 root <text:s text:c="3"/>root <text:s text:c="4"/>6 Oct 10 22:06 lost+found</text:p>
      <text:p text:style-name="Command">-rw-r--r--. 1 root <text:s text:c="3"/>root <text:s text:c="3"/>14 Oct 10 23:26 message.txt</text:p>
      <text:p text:style-name="Command">-rw-r--r--. 1 root <text:s text:c="3"/>root <text:s text:c="3"/>10 Oct 10 23:29 response.txt</text:p>
      <text:p text:style-name="P24"/>
      <text:p text:style-name="P24">Perform the directory listing and after verifying it looks like the above output take a screen print of the terminal and paste it below.</text:p>
      <text:p text:style-name="P24"/>
      <text:p text:style-name="P13">&lt;Replace with screen print of the /data/ directory listing (3 points)&gt;</text:p>
      <text:p text:style-name="P25"/>
      <text:p text:style-name="P1">Part <text:span text:style-name="T4">5</text:span> – Upload to Moodle</text:p>
      <text:p text:style-name="Standard"/>
      <text:p text:style-name="Standard">Make sure this document has been completed. <text:s/>Once you are sure this document has been completed, make sure the document is saved. <text:s/>After you are sure the document has been saved, make sure you <text:soft-page-break/>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mmand" style:family="paragraph" style:parent-style-name="Preformatted_20_Text" style:next-style-name="Text_20_body" style:master-page-name="">
      <loext:graphic-properties draw:fill="solid" draw:fill-color="#eeeeee" draw:opacity="100%"/>
      <style:paragraph-properties fo:margin-left="0.2in" fo:margin-right="0in" fo:text-indent="0in" style:auto-text-indent="false" style:page-number="auto" fo:background-color="#eeeeee" fo:padding="0.0201in" fo:border="0.06pt solid #000000" style:shadow="none">
        <style:tab-stops/>
      </style:paragraph-properties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0-18T00:33:22.399000000</dc:date>
    <meta:editing-duration>PT1H46M51S</meta:editing-duration>
    <meta:editing-cycles>9</meta:editing-cycles>
    <meta:generator>LibreOffice/5.0.2.2$Windows_x86 LibreOffice_project/37b43f919e4de5eeaca9b9755ed688758a8251fe</meta:generator>
    <meta:document-statistic meta:table-count="0" meta:image-count="0" meta:object-count="0" meta:page-count="3" meta:paragraph-count="51" meta:word-count="823" meta:character-count="4643" meta:non-whitespace-character-count="3804"/>
  </office:meta>
</office:document-meta>
</file>